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RATS Architecture Design Team</text:p>
          </draw:text-box>
        </draw:frame>
        <draw:frame presentation:style-name="pr2" draw:layer="layout" svg:width="12.297cm" svg:height="12.179cm" svg:x="1.4cm" svg:y="4.914cm" presentation:class="outline">
          <draw:text-box>
            <text:p>WHO: </text:p>
            <text:p>Dave Thaler</text:p>
            <text:p>Xialing (Frank) Xia</text:p>
            <text:p>Wei (William) Pan</text:p>
            <text:p>Henk Birkholder</text:p>
            <text:p>Thomas Fossati</text:p>
            <text:p>Monty Wiseman</text:p>
            <text:p>Ned Smith</text:p>
            <text:p>Eric Voigt</text:p>
            <text:p/>
          </draw:text-box>
        </draw:frame>
        <draw:frame presentation:style-name="pr2" draw:layer="layout" svg:width="12.297cm" svg:height="12.179cm" svg:x="14.313cm" svg:y="4.914cm" presentation:class="outline">
          <draw:text-box>
            <text:p>WHEN: Tuesday 10am EST. </text:p>
            <text:p>8 meetings since IETF106</text:p>
            <text:p>ISSUES: 8 open, 2 closed</text:p>
            <text:p>Pull requests: 2 open, 21 close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aft-01 post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ietf.org/rfcdiff?url1=draft-ietf-rats-architecture-00&amp;url2=draft-ietf-rats-architecture-01" xlink:type="simple">https://www.ietf.org/rfcdiff?url1=draft-ietf-rats-architecture-00&amp;url2=draft-ietf-rats-architecture-01</text:a></text:p>
              </text:list-item>
              <text:list-item>
                <text:p>Added Composite Attester</text:p>
              </text:list-item>
              <text:list-item>
                <text:p>Filled in Conceptual messages</text:p>
              </text:list-item>
              <text:list-item>
                <text:p>Added Topological Models</text:p>
              </text:list-item>
              <text:list-item>
                <text:p>Added Diagram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ill to d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roduction!</text:p>
              </text:list-item>
              <text:list-item>
                <text:p>Still discussion about terminology</text:p>
              </text:list-item>
              <text:list-item>
                <text:p>WG needs to decide if they want use cases in the architecture document.</text:p>
                <text:list>
                  <text:list-item>
                    <text:p>if so, all of them? How many? What level of detail?</text:p>
                  </text:list-item>
                </text:list>
              </text:list-item>
              <text:list-item>
                <text:p>explanation of Layered approach</text:p>
              </text:list-item>
              <text:list-item>
                <text:p>please review now, probably finish by IETF107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ichardson</meta:initial-creator>
    <meta:creation-date>2020-02-04T17:40:14.149709256</meta:creation-date>
    <dc:date>2020-02-04T17:53:35.030501518</dc:date>
    <dc:creator>Michael Richardson</dc:creator>
    <meta:editing-duration>PT3M10S</meta:editing-duration>
    <meta:editing-cycles>1</meta:editing-cycles>
    <meta:document-statistic meta:object-count="34"/>
    <meta:generator>LibreOffice/5.2.7.2$Linux_X86_64 LibreOffice_project/20m0$Build-2</meta:generator>
  </office:meta>
</office:document-meta>
</file>